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8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4.08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text-properties style:font-name="Consolas" fo:font-size="26pt" style:font-name-asian="Consolas" style:font-size-asian="26pt" style:font-size-complex="26pt"/>
    </style:style>
    <style:style style:name="P5" style:family="paragraph">
      <style:text-properties style:font-name="Consolas" fo:font-size="26pt" style:font-size-asian="26pt" style:font-size-complex="26pt"/>
    </style:style>
    <style:style style:name="P6" style:family="paragraph">
      <style:text-properties style:font-name="Consolas" fo:font-size="24pt" style:font-name-asian="Consolas" style:font-size-asian="24pt" style:font-size-complex="24pt"/>
    </style:style>
    <style:style style:name="P7" style:family="paragraph">
      <style:text-properties style:font-name="Consolas" fo:font-size="22pt" style:font-size-asian="22pt" style:font-size-complex="22pt"/>
    </style:style>
    <style:style style:name="T1" style:family="text">
      <style:text-properties style:font-name="Consolas" fo:font-size="26pt" style:font-size-asian="26pt" style:font-size-complex="26pt"/>
    </style:style>
    <style:style style:name="T2" style:family="text">
      <style:text-properties style:font-name="Consolas" fo:font-size="26pt" style:font-name-asian="Consolas" style:font-size-asian="26pt" style:font-size-complex="26pt"/>
    </style:style>
    <style:style style:name="T3" style:family="text">
      <style:text-properties style:font-name="Consolas" fo:font-size="24pt" style:font-name-asian="Consolas" style:font-size-asian="24pt" style:font-size-complex="24pt"/>
    </style:style>
    <style:style style:name="T4" style:family="text">
      <style:text-properties style:font-name="Consolas" fo:font-size="26pt" fo:font-style="italic" style:font-name-asian="Consolas" style:font-size-asian="26pt" style:font-style-asian="italic" style:font-size-complex="26pt" style:font-style-complex="italic"/>
    </style:style>
    <style:style style:name="T5" style:family="text">
      <style:text-properties style:font-name="Consola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cept</text:p>
          </draw:text-box>
        </draw:frame>
        <draw:frame presentation:style-name="pr2" draw:text-style-name="P2" draw:layer="layout" svg:width="25.199cm" svg:height="6.886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Strong Type VS Weak Type</text:span></text:p>
                <text:p text:style-name="P1"><text:span text:style-name="T1"/></text:p>
              </text:list-item>
              <text:list-item>
                <text:p text:style-name="P1"><text:span text:style-name="T1">Dynamic Type VS Static Type</text:span></text:p>
                <text:p text:style-name="P1"><text:span text:style-name="T1"/></text:p>
              </text:list-item>
              <text:list-item>
                <text:p text:style-name="P1"><text:span text:style-name="T1">Functional Programming VS Imperative Programm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osure</text:p>
          </draw:text-box>
        </draw:frame>
        <draw:frame presentation:style-name="pr4" draw:text-style-name="P2" draw:layer="layout" svg:width="25.199cm" svg:height="14.086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A closure is a function with variable bound to a context or environment in which it executes;</text:span></text:p>
                <text:p text:style-name="P1"><text:span text:style-name="T1"/></text:p>
              </text:list-item>
              <text:list-item>
                <text:p text:style-name="P1"><text:span text:style-name="T1">When a closure is not using any parameters, as in {} or {it}, it takes one parameter;</text:span></text:p>
                <text:p text:style-name="P1"><text:span text:style-name="T1"/></text:p>
              </text:list-item>
              <text:list-item>
                <text:p text:style-name="P1"><text:span text:style-name="T1">If we want closure to take absolutely no paratemers, we can use {→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ied Closure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losure with prebound parameters are called curried closures</text:span></text:p>
              </text:list-item>
              <text:list-item>
                <text:p><text:span text:style-name="T2">We can curry any leading parameters using curry() method, and curry any trailing parameters using rcurry() meth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sure Delegation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property of a closure - delegate – determine which object handles a method call from within a clos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rrayList</text:span></text:p>
              </text:list-item>
              <text:list-item>
                <text:p><text:span text:style-name="T1">Map</text:span></text:p>
              </text:list-item>
              <text:list-item>
                <text:p><text:span text:style-name="T1">Iteration enhancement methods</text:span></text:p>
                <text:p><text:span text:style-name="T1">You can get all iteration extension method from </text:span><text:span text:style-name="T1"><text:a xlink:href="http://groovy.codehaus.org/api/org/codehaus/groovy/runtime/DefaultGroovyMethods.html" xlink:type="simple">DefaultGroovyMethod</text:a></text:span><text:span text:style-name="T1">, this class defines new groovy methods which appear on normal JDK classes inside the Groovy environmen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tension Module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Using the extension modules feature, we can add our own instance or static methods to existing class at compile time</text:span></text:p>
              </text:list-item>
              <text:list-item>
                <text:p text:style-name="P6"><text:span text:style-name="T3">We need two things for this feature to work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a method we want to add must be defined in an extension module class</text:span></text:p>
                      </text:list-item>
                      <text:list-item>
                        <text:p><text:span text:style-name="T3">we need a descriptor file in the manifest file to tell Groovy compiler what extension module classes to look f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aprogramming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Metaprogramming means writing programs that manipulate programs, including themsel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ovy Interceptor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If an object implements GroovyInterceptable, then all method calls are routed to its</text:span><text:span text:style-name="T4"> invokeMethod(</text:span><text:span text:style-name="T2">) meth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l instance method priority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Call invokeMethod() when class implement GroovyInterceptable</text:span></text:p>
              </text:list-item>
              <text:list-item>
                <text:p text:style-name="P7"><text:span text:style-name="T5">Call closure property with the same signature in object's metaClass</text:span></text:p>
              </text:list-item>
              <text:list-item>
                <text:p text:style-name="P7"><text:span text:style-name="T5">Call instance property with the same signature in class's metaClass</text:span></text:p>
              </text:list-item>
              <text:list-item>
                <text:p text:style-name="P7"><text:span text:style-name="T5">Call class method</text:span></text:p>
              </text:list-item>
              <text:list-item>
                <text:p text:style-name="P7"><text:span text:style-name="T5">Call closure property with the same signature in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aCla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ry class in Groovy class loader has a reference to an object of type metaClass, this metaClass maintains the list of all methods and properties of a given class. Normally, all instances of a class share the same metaClass. Groovy allows per instance metaClass, that is, different instance of a class that may refer to different meta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8:12:24.367182000</meta:creation-date>
    <dc:date>2014-12-01T20:10:26.806194000</dc:date>
    <meta:editing-duration>P3DT5H4M21S</meta:editing-duration>
    <meta:editing-cycles>24</meta:editing-cycles>
    <meta:generator>LibreOffice/4.1.4.2$MacOSX_x86 LibreOffice_project/0a0440ccc0227ad9829de5f46be37cfb6edcf72</meta:generator>
    <meta:document-statistic meta:object-count="61"/>
  </office:meta>
</office:document-meta>
</file>